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16cm">
          <text:p text:style-name="P1"><text:span text:style-name="T1">Extract barcodes from sequences</text:span></text:p>
          <text:p text:style-name="P1"><text:span text:style-name="T2"/></text:p>
          <text:p text:style-name="P1"><text:span text:style-name="T3">Example: minnn extract --input R1.fastq R2.fastq --output extracted.mif</text:span></text:p>
          <text:p text:style-name="P1"><text:span text:style-name="T3"><text:s/></text:span><text:span text:style-name="T3">--pattern "(SB:N{5})TGCA(UMI:atnnnnn)\*" --score-threshold -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0.16cm" svg:x="14.208cm" svg:y="8.112cm">
          <text:p><text:span text:style-name="T1">Correct errors</text:span></text:p>
          <text:p><text:span text:style-name="T1">in barcodes</text:span></text:p>
          <text:p/>
          <text:p><text:span text:style-name="T3">Example: minnn correct</text:span></text:p>
          <text:p><text:span text:style-name="T3"><text:s/></text:span><text:span text:style-name="T3">--input extracted.mif</text:span></text:p>
          <text:p><text:span text:style-name="T3"><text:s/></text:span><text:span text:style-name="T3">--output corrected.mif</text:span></text:p>
          <text:p><text:span text:style-name="T3"><text:s/></text:span><text:span text:style-name="T3">--groups SB 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nnn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nnn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84cm" svg:height="8.128cm" svg:x="14.208cm" svg:y="19.796cm">
          <text:p text:style-name="P1"><text:span text:style-name="T1">S</text:span><text:span text:style-name="T1">o</text:span><text:span text:style-name="T1">r</text:span><text:span text:style-name="T1">t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/text:p>
          <text:p text:style-name="P1"><text:span text:style-name="T1">b</text:span><text:span text:style-name="T1">y </text:span><text:span text:style-name="T1">b</text:span><text:span text:style-name="T1">a</text:span><text:span text:style-name="T1">r</text:span><text:span text:style-name="T1">c</text:span><text:span text:style-name="T1">o</text:span><text:span text:style-name="T1">d</text:span><text:span text:style-name="T1">e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/text:p>
          <text:p text:style-name="P1"><text:span text:style-name="T2"/></text:p>
          <text:p text:style-name="P1"><text:span text:style-name="T3">Ex</text:span><text:span text:style-name="T3">am</text:span><text:span text:style-name="T3">pl</text:span><text:span text:style-name="T3">e: </text:span><text:span text:style-name="T3">mi</text:span><text:span text:style-name="T3">nn</text:span><text:span text:style-name="T3">n </text:span><text:span text:style-name="T3">so</text:span><text:span text:style-name="T3">rt</text:span></text:p>
          <text:p text:style-name="P1"><text:span text:style-name="T3"><text:s/></text:span><text:span text:style-name="T3">--</text:span><text:span text:style-name="T3">in</text:span><text:span text:style-name="T3">pu</text:span><text:span text:style-name="T3">t </text:span><text:span text:style-name="T3">co</text:span><text:span text:style-name="T3">rr</text:span><text:span text:style-name="T3">ec</text:span><text:span text:style-name="T3">te</text:span><text:span text:style-name="T3">d.</text:span><text:span text:style-name="T3">mi</text:span><text:span text:style-name="T3">f</text:span></text:p>
          <text:p text:style-name="P1"><text:span text:style-name="T3"><text:s/></text:span><text:span text:style-name="T3">--</text:span><text:span text:style-name="T3">ou</text:span><text:span text:style-name="T3">tp</text:span><text:span text:style-name="T3">ut </text:span><text:span text:style-name="T3">so</text:span><text:span text:style-name="T3">rt</text:span><text:span text:style-name="T3">ed</text:span><text:span text:style-name="T3">.m</text:span><text:span text:style-name="T3">if</text:span></text:p>
          <text:p text:style-name="P1"><text:span text:style-name="T3"><text:s/></text:span><text:span text:style-name="T3">--</text:span><text:span text:style-name="T3">gr</text:span><text:span text:style-name="T3">ou</text:span><text:span text:style-name="T3">ps </text:span><text:span text:style-name="T3">UM</text:span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29.448cm">
          <text:p text:style-name="P1"><text:span text:style-name="T1">C</text:span><text:span text:style-name="T1">a</text:span><text:span text:style-name="T1">lc</text:span><text:span text:style-name="T1">u</text:span><text:span text:style-name="T1">l</text:span><text:span text:style-name="T1">a</text:span><text:span text:style-name="T1">t</text:span><text:span text:style-name="T1">e </text:span><text:span text:style-name="T1">c</text:span><text:span text:style-name="T1">o</text:span><text:span text:style-name="T1">n</text:span><text:span text:style-name="T1">s</text:span><text:span text:style-name="T1">e</text:span><text:span text:style-name="T1">n</text:span><text:span text:style-name="T1">s</text:span><text:span text:style-name="T1">u</text:span><text:span text:style-name="T1">s</text:span><text:span text:style-name="T1">e</text:span><text:span text:style-name="T1">s </text:span><text:span text:style-name="T1">f</text:span><text:span text:style-name="T1">o</text:span><text:span text:style-name="T1">r </text:span><text:span text:style-name="T1">o</text:span><text:span text:style-name="T1">ri</text:span><text:span text:style-name="T1">g</text:span><text:span text:style-name="T1">i</text:span><text:span text:style-name="T1">n</text:span><text:span text:style-name="T1">a</text:span><text:span text:style-name="T1">l </text:span><text:span text:style-name="T1">m</text:span><text:span text:style-name="T1">o</text:span><text:span text:style-name="T1">le</text:span><text:span text:style-name="T1">c</text:span><text:span text:style-name="T1">u</text:span><text:span text:style-name="T1">le</text:span><text:span text:style-name="T1">s</text:span></text:p>
          <text:p text:style-name="P1"><text:span text:style-name="T2"/></text:p>
          <text:p text:style-name="P1"><text:span text:style-name="T3">Ex</text:span><text:span text:style-name="T3">am</text:span><text:span text:style-name="T3">pl</text:span><text:span text:style-name="T3">e: </text:span><text:span text:style-name="T3">mi</text:span><text:span text:style-name="T3">nn</text:span><text:span text:style-name="T3">n </text:span><text:span text:style-name="T3">co</text:span><text:span text:style-name="T3">ns</text:span><text:span text:style-name="T3">en</text:span><text:span text:style-name="T3">su</text:span><text:span text:style-name="T3">s </text:span><text:span text:style-name="T3">--</text:span><text:span text:style-name="T3">in</text:span><text:span text:style-name="T3">pu</text:span><text:span text:style-name="T3">t </text:span><text:span text:style-name="T3">so</text:span><text:span text:style-name="T3">rt</text:span><text:span text:style-name="T3">ed</text:span><text:span text:style-name="T3">.m</text:span><text:span text:style-name="T3">if </text:span><text:span text:style-name="T3">--</text:span><text:span text:style-name="T3">ou</text:span><text:span text:style-name="T3">tp</text:span><text:span text:style-name="T3">ut </text:span><text:span text:style-name="T3">co</text:span><text:span text:style-name="T3">ns</text:span><text:span text:style-name="T3">en</text:span><text:span text:style-name="T3">su</text:span><text:span text:style-name="T3">s.</text:span><text:span text:style-name="T3">mi</text:span><text:span text:style-name="T3">f </text:span><text:span text:style-name="T5">--</text:span><text:span text:style-name="T5">gr</text:span><text:span text:style-name="T5">ou</text:span><text:span text:style-name="T5">ps </text:span><text:span text:style-name="T5">UM</text:span><text:span text:style-name="T5">I</text:span></text:p>
          <text:p text:style-name="P1"><text:span text:style-name="T5"><text:s/></text:span><text:span text:style-name="T5">--</text:span><text:span text:style-name="T5">ma</text:span><text:span text:style-name="T5">x-</text:span><text:span text:style-name="T5">co</text:span><text:span text:style-name="T5">ns</text:span><text:span text:style-name="T5">en</text:span><text:span text:style-name="T5">su</text:span><text:span text:style-name="T5">se</text:span><text:span text:style-name="T5">s-</text:span><text:span text:style-name="T5">pe</text:span><text:span text:style-name="T5">r-</text:span><text:span text:style-name="T5">cl</text:span><text:span text:style-name="T5">us</text:span><text:span text:style-name="T5">te</text:span><text:span text:style-name="T5">r </text:span><text:span text:style-name="T5">6 </text:span><text:span text:style-name="T3">--</text:span><text:span text:style-name="T3">sc</text:span><text:span text:style-name="T3">or</text:span><text:span text:style-name="T3">e-</text:span><text:span text:style-name="T3">th</text:span><text:span text:style-name="T3">re</text:span><text:span text:style-name="T3">sh</text:span><text:span text:style-name="T3">ol</text:span><text:span text:style-name="T3">d </text:span><text:span text:style-name="T3">-7</text:span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544cm">
          <text:p text:style-name="P1"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 </text:span><text:span text:style-name="T1">f</text:span><text:span text:style-name="T1">r</text:span><text:span text:style-name="T1">o</text:span><text:span text:style-name="T1">m</text:span><text:span text:style-name="T1"> </text:span><text:span text:style-name="T1">M</text:span><text:span text:style-name="T1">I</text:span><text:span text:style-name="T1">F</text:span><text:span text:style-name="T1"> </text:span><text:span text:style-name="T1">t</text:span><text:span text:style-name="T1">o </text:span><text:span text:style-name="T1">F</text:span><text:span text:style-name="T1">A</text:span><text:span text:style-name="T1">S</text:span><text:span text:style-name="T1">T</text:span><text:span text:style-name="T1">Q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/text:p>
          <text:p text:style-name="P1"><text:span text:style-name="T2"/></text:p>
          <text:p text:style-name="P1"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: </text:span><text:span text:style-name="T3">m</text:span><text:span text:style-name="T3">i</text:span><text:span text:style-name="T3">n</text:span><text:span text:style-name="T3">n</text:span><text:span text:style-name="T3">n </text:span><text:span text:style-name="T3">m</text:span><text:span text:style-name="T3">i</text:span><text:span text:style-name="T3">f</text:span><text:span text:style-name="T3">2</text:span><text:span text:style-name="T3">f</text:span><text:span text:style-name="T3">a</text:span><text:span text:style-name="T3">s</text:span><text:span text:style-name="T3">t</text:span><text:span text:style-name="T3">q </text:span><text:span text:style-name="T3">-</text:span><text:span text:style-name="T3">-</text:span><text:span text:style-name="T3">i</text:span><text:span text:style-name="T3">n</text:span><text:span text:style-name="T3">p</text:span><text:span text:style-name="T3">u</text:span><text:span text:style-name="T3">t </text:span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u</text:span><text:span text:style-name="T3">s</text:span><text:span text:style-name="T3">.</text:span><text:span text:style-name="T3">m</text:span><text:span text:style-name="T3">i</text:span><text:span text:style-name="T3">f </text:span><text:span text:style-name="T3">-</text:span><text:span text:style-name="T3">-</text:span><text:span text:style-name="T3">g</text:span><text:span text:style-name="T3">r</text:span><text:span text:style-name="T3">o</text:span><text:span text:style-name="T3">u</text:span><text:span text:style-name="T3">p</text:span><text:span text:style-name="T3">-</text:span><text:span text:style-name="T3">R</text:span><text:span text:style-name="T3">1 </text:span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u</text:span><text:span text:style-name="T3">s</text:span><text:span text:style-name="T3">-</text:span><text:span text:style-name="T3">R</text:span><text:span text:style-name="T3">1</text:span><text:span text:style-name="T3">.</text:span><text:span text:style-name="T3">f</text:span><text:span text:style-name="T3">a</text:span><text:span text:style-name="T3">s</text:span><text:span text:style-name="T3">t</text:span><text:span text:style-name="T3">q</text:span></text:p>
          <text:p text:style-name="P1"><text:span text:style-name="T3"><text:s/></text:span><text:span text:style-name="T3">-</text:span><text:span text:style-name="T3">-</text:span><text:span text:style-name="T3">g</text:span><text:span text:style-name="T3">r</text:span><text:span text:style-name="T3">o</text:span><text:span text:style-name="T3">u</text:span><text:span text:style-name="T3">p</text:span><text:span text:style-name="T3">-</text:span><text:span text:style-name="T3">R</text:span><text:span text:style-name="T3">2 </text:span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u</text:span><text:span text:style-name="T3">s</text:span><text:span text:style-name="T3">-</text:span><text:span text:style-name="T3">R</text:span><text:span text:style-name="T3">2</text:span><text:span text:style-name="T3">.</text:span><text:span text:style-name="T3">f</text:span><text:span text:style-name="T3">a</text:span><text:span text:style-name="T3">s</text:span><text:span text:style-name="T3">t</text:span><text:span text:style-name="T3">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1"><text:span text:style-name="T1">Filte</text:span><text:span text:style-name="T1">r </text:span><text:span text:style-name="T1">data </text:span><text:span text:style-name="T1">or </text:span><text:span text:style-name="T1">split</text:span></text:p>
          <text:p text:style-name="P1"><text:span text:style-name="T1">to </text:span><text:span text:style-name="T1">multi</text:span><text:span text:style-name="T1">ple </text:span><text:span text:style-name="T1">files</text:span></text:p>
          <text:p text:style-name="P1"><text:span text:style-name="T2"/></text:p>
          <text:p text:style-name="P1"><text:span text:style-name="T3">Exampl</text:span><text:span text:style-name="T3">es:</text:span></text:p>
          <text:p text:style-name="P1"><text:span text:style-name="T3">minnn </text:span><text:span text:style-name="T3">filter</text:span></text:p>
          <text:p text:style-name="P1"><text:span text:style-name="T3"><text:s/></text:span><text:span text:style-name="T3">--inpu</text:span><text:span text:style-name="T3">t </text:span><text:span text:style-name="T3">correc</text:span><text:span text:style-name="T3">ted.mi</text:span><text:span text:style-name="T3">f</text:span></text:p>
          <text:p text:style-name="P1"><text:span text:style-name="T3"><text:s/></text:span><text:span text:style-name="T3">--outp</text:span><text:span text:style-name="T3">ut </text:span><text:span text:style-name="T3">filter</text:span><text:span text:style-name="T3">ed.mif</text:span></text:p>
          <text:p text:style-name="P1"><text:span text:style-name="T3"><text:s/></text:span><text:span text:style-name="T3">“</text:span><text:span text:style-name="T3">Len(U</text:span><text:span text:style-name="T3">MI)=7 </text:span><text:span text:style-name="T3">&amp; </text:span><text:span text:style-name="T3">UMI~‘~</text:span><text:span text:style-name="T3">^AATC’</text:span><text:span text:style-name="T3">”</text:span></text:p>
          <text:p text:style-name="P1"><text:span text:style-name="T3">minnn </text:span><text:span text:style-name="T3">demult</text:span><text:span text:style-name="T3">iplex</text:span></text:p>
          <text:p text:style-name="P1"><text:span text:style-name="T3"><text:s/></text:span><text:span text:style-name="T3">--by-</text:span><text:span text:style-name="T3">barcod</text:span><text:span text:style-name="T3">e SB</text:span></text:p>
          <text:p text:style-name="P1"><text:span text:style-name="T3"><text:s/></text:span><text:span text:style-name="T3">correc</text:span><text:span text:style-name="T3">ted.mi</text:span><text:span text:style-name="T3">f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  <draw:line draw:style-name="gr6" draw:text-style-name="P6" draw:layer="layout" svg:x1="26.908cm" svg:y1="15.24cm" svg:x2="25.892cm" svg:y2="14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0.6.2$Linux_X86_64 LibreOffice_project/00m0$Build-2</meta:generator>
    <dc:date>2018-08-13T13:02:41.807956040</dc:date>
    <meta:editing-duration>PT1H1M9S</meta:editing-duration>
    <meta:editing-cycles>14</meta:editing-cycles>
    <meta:document-statistic meta:object-count="17"/>
  </office:meta>
</office:document-meta>
</file>